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7" draw:textarea-horizontal-align="justify" draw:textarea-vertical-align="top" draw:auto-grow-height="false"/>
    </style:style>
    <style:style style:name="gr2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4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5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6" style:family="graphic" style:parent-style-name="standard">
      <style:graphic-properties svg:stroke-color="#000000" draw:marker-start="Arrow" draw:marker-end="" draw:textarea-vertical-align="middle"/>
    </style:style>
    <style:style style:name="gr7" style:family="graphic" style:parent-style-name="standard">
      <style:graphic-properties svg:stroke-color="#000000" draw:marker-end="Arrow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4" draw:id="id4" draw:layer="layout" svg:width="4.953cm" svg:height="7.239cm" svg:x="2.066cm" svg:y="1.215cm">
          <draw:glue-point draw:id="4" svg:x="5.001cm" svg:y="-3.42cm"/>
          <text:p text:style-name="P1"><text:span text:style-name="T1">Device 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477cm" svg:height="3.556cm" svg:x="19.465cm" svg:y="5.564cm">
          <text:p text:style-name="P1"><text:span text:style-name="T1">Package: exodev-1.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15cm" svg:height="0.762cm" svg:x="19.846cm" svg:y="6.653cm">
          <text:p text:style-name="P3"><text:span text:style-name="T2">Yang: </text:span><text:span text:style-name="T3">exodev_rpc_1.0.ya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15cm" svg:height="0.762cm" svg:x="19.846cm" svg:y="7.777cm">
          <text:p text:style-name="P3"><text:span text:style-name="T2">Dependencies:</text:span><text:span text:style-name="T3">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" draw:id="id3">
          <draw:custom-shape draw:style-name="gr1" draw:text-style-name="P2" draw:layer="layout" svg:width="6.477cm" svg:height="3.556cm" svg:x="19.465cm" svg:y="0.853cm">
            <text:p text:style-name="P5"><text:span text:style-name="T1">Package: weather-app-1.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5.715cm" svg:height="0.762cm" svg:x="19.846cm" svg:y="1.942cm">
            <text:p text:style-name="P6"><text:span text:style-name="T2">Yang:</text:span><text:span text:style-name="T3"> weather_1_1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5.715cm" svg:height="0.762cm" svg:x="19.846cm" svg:y="3.066cm">
            <text:p text:style-name="P6"><text:span text:style-name="T2">Dependencies:</text:span><text:span text:style-name="T3"> exodev-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glue-point draw:id="4" svg:x="-5cm" svg:y="-2.24cm"/>
          <draw:glue-point draw:id="5" svg:x="-5cm" svg:y="2.587cm"/>
          <draw:custom-shape draw:style-name="gr3" draw:text-style-name="P2" draw:layer="layout" svg:width="6.604cm" svg:height="3.683cm" svg:x="10.048cm" svg:y="3.161cm">
            <text:p text:style-name="P5"><text:span text:style-name="T1">Device Type: weather_r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6.096cm" svg:height="1.397cm" svg:x="10.302cm" svg:y="4.004cm">
            <text:p text:style-name="P6"><text:span text:style-name="T2">Device Attributes:</text:span><text:span text:style-name="T3"> </text:span><text:span text:style-name="T3"><text:line-break/></text:span><text:span text:style-name="T3">weather_r1_attributes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6.096cm" svg:height="1.27cm" svg:x="10.302cm" svg:y="5.274cm">
            <text:p text:style-name="P6"><text:span text:style-name="T2">Allowed Packages:</text:span><text:span text:style-name="T2"><text:line-break/></text:span><text:span text:style-name="T4">exodev-1.0, weather_app-1.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5" draw:layer="layout" svg:x1="13.361cm" svg:y1="7.887cm" svg:x2="13.35cm" svg:y2="6.844cm" draw:start-shape="id1" draw:start-glue-point="0" draw:end-shape="id2" draw:end-glue-point="2" svg:d="m13361 7887v-522h-11v-521" svg:viewBox="0 0 12 1044">
          <text:p/>
        </draw:connector>
        <draw:custom-shape draw:style-name="gr2" draw:text-style-name="P2" xml:id="id1" draw:id="id1" draw:layer="layout" svg:width="4.572cm" svg:height="1.27cm" svg:x="11.075cm" svg:y="7.887cm">
          <text:p text:style-name="P1"><text:span text:style-name="T1">Protocol Plugin</text:span><text:span text:style-name="T1"><text:line-break/></text:span><text:span text:style-name="T3">weather_station_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-0.041cm" svg:x1="16.652cm" svg:y1="5.002cm" svg:x2="19.465cm" svg:y2="7.342cm" draw:start-shape="id2" svg:d="m16652 5002h1616v2340h1197" svg:viewBox="0 0 2814 2341">
          <text:p/>
        </draw:connector>
        <draw:connector draw:style-name="gr7" draw:text-style-name="P5" draw:layer="layout" draw:line-skew="0.21cm" svg:x1="16.652cm" svg:y1="5.002cm" svg:x2="19.465cm" svg:y2="2.631cm" draw:start-shape="id2" draw:start-glue-point="1" draw:end-shape="id3" svg:d="m16652 5002h1616v-2371h1197" svg:viewBox="0 0 2814 2372">
          <text:p/>
        </draw:connector>
        <draw:custom-shape draw:style-name="gr4" draw:text-style-name="P4" draw:layer="layout" svg:width="4.445cm" svg:height="0.762cm" svg:x="2.347cm" svg:y="2.104cm">
          <text:p text:style-name="P3"><text:span text:style-name="T2">Group ID: 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5" draw:id="id5">
          <draw:custom-shape draw:style-name="gr1" draw:text-style-name="P2" draw:layer="layout" svg:width="4.191cm" svg:height="1.778cm" svg:x="2.447cm" svg:y="3.755cm">
            <text:p text:style-name="P5"><text:span text:style-name="T1"><text:s/></text:span><text:span text:style-name="T1">Physical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429cm" svg:height="0.762cm" svg:x="2.828cm" svg:y="4.59cm">
            <text:p text:style-name="P6"><text:span text:style-name="T2">Device ID: </text:span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191cm" svg:height="1.778cm" svg:x="2.447cm" svg:y="6.295cm">
            <text:p text:style-name="P5"><text:span text:style-name="T1"><text:s/></text:span><text:span text:style-name="T1">Physical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429cm" svg:height="0.762cm" svg:x="2.828cm" svg:y="7.13cm">
            <text:p text:style-name="P6"><text:span text:style-name="T2">Device ID: </text:span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5" draw:layer="layout" draw:line-skew="0.391cm" svg:x1="7.018cm" svg:y1="2.359cm" svg:x2="10.048cm" svg:y2="4.178cm" draw:start-shape="id4" draw:start-glue-point="4" draw:end-shape="id2" draw:end-glue-point="4" svg:d="m7018 2359h1906v1819h1124" svg:viewBox="0 0 3031 1820">
          <text:p/>
        </draw:connector>
        <draw:connector draw:style-name="gr7" draw:text-style-name="P5" draw:layer="layout" svg:x1="6.638cm" svg:y1="4.644cm" svg:x2="10.048cm" svg:y2="5.954cm" draw:start-shape="id5" draw:start-glue-point="1" draw:end-shape="id2" draw:end-glue-point="5" svg:d="m6638 4644h1705v1310h1705" svg:viewBox="0 0 3411 1311">
          <text:p/>
        </draw:connector>
        <draw:connector draw:style-name="gr8" draw:text-style-name="P5" draw:layer="layout" svg:x1="6.638cm" svg:y1="7.184cm" svg:x2="10.048cm" svg:y2="5.954cm" draw:start-shape="id6" draw:start-glue-point="1" draw:end-shape="id2" draw:end-glue-point="5" svg:d="m6638 7184h1705v-1230h1705" svg:viewBox="0 0 3411 1231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1cm" fo:text-indent="0cm"/>
      <style:text-properties style:use-window-font-color="true" style:text-outline="false" style:text-line-through-style="none" fo:font-family="'Liberation Sans'" style:font-family-generic="roman" style:font-pitch="variable" fo:font-size="15.5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3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5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6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1.299999237060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16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372cm" svg:x="1cm" svg:y="4.234cm"/>
      <draw:page-thumbnail draw:layer="backgroundobjects" svg:width="9.294cm" svg:height="3.372cm" svg:x="1cm" svg:y="12.282cm"/>
      <draw:page-thumbnail draw:layer="backgroundobjects" svg:width="9.294cm" svg:height="3.372cm" svg:x="1cm" svg:y="20.33cm"/>
      <draw:page-thumbnail draw:layer="backgroundobjects" svg:width="9.294cm" svg:height="3.372cm" svg:x="11.295cm" svg:y="4.234cm"/>
      <draw:page-thumbnail draw:layer="backgroundobjects" svg:width="9.294cm" svg:height="3.372cm" svg:x="11.295cm" svg:y="12.282cm"/>
      <draw:page-thumbnail draw:layer="backgroundobjects" svg:width="9.294cm" svg:height="3.372cm" svg:x="11.295cm" svg:y="20.33cm"/>
    </style:handout-master>
    <style:master-page style:name="Default" style:page-layout-name="PM1" draw:style-name="Mdp1">
      <draw:frame presentation:style-name="Default-title" draw:layer="backgroundobjects" svg:width="25.191cm" svg:height="1.696cm" svg:x="1.399cm" svg:y="0.404cm" presentation:class="title" presentation:placeholder="true">
        <draw:text-box/>
      </draw:frame>
      <draw:frame presentation:style-name="Default-outline1" draw:layer="backgroundobjects" svg:width="24.631cm" svg:height="7.198cm" svg:x="1.399cm" svg:y="2.377cm" presentation:class="outline" presentation:placeholder="true">
        <draw:text-box/>
      </draw:frame>
      <draw:frame presentation:style-name="Mpr1" draw:text-style-name="MP1" draw:layer="backgroundobjects" svg:width="6.521cm" svg:height="0.701cm" svg:x="1.399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701cm" svg:x="9.572cm" svg:y="9.2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701cm" svg:x="20.068cm" svg:y="9.2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8T17:19:47</meta:creation-date>
    <dc:date>2013-02-28T17:44:52</dc:date>
    <meta:editing-duration>P0D</meta:editing-duration>
    <meta:editing-cycles>2</meta:editing-cycles>
    <meta:generator>LibreOffice/3.5$Linux_x86 LibreOffice_project/350m1$Build-2</meta:generator>
    <meta:document-statistic meta:object-count="49"/>
  </office:meta>
</office:document-meta>
</file>